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6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2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2a00ff"/>
    </style:style>
    <style:style style:name="ce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 style:data-style-name="N4">
      <style:table-cell-properties fo:background-color="#3465a4" fo:border="0.06pt solid #000000"/>
      <style:text-properties fo:color="#ffffff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4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4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2680de" style:text-align-source="fix" style:repeat-content="false" fo:border="0.06pt solid #000000"/>
      <style:paragraph-properties fo:text-align="center" fo:margin-left="0cm"/>
      <style:text-properties fo:color="#ffffff"/>
    </style:style>
    <style:style style:name="ce11" style:family="table-cell" style:parent-style-name="Default" style:data-style-name="N4">
      <style:table-cell-properties fo:background-color="#2680de" fo:border="0.06pt solid 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row table:style-name="ro1">
          <table:table-cell table:style-name="ce1" office:value-type="string" calcext:value-type="string">
            <text:p>Ano</text:p>
          </table:table-cell>
          <table:table-cell table:style-name="ce3" office:value-type="string" calcext:value-type="string">
            <text:p>Saldo Inicial</text:p>
          </table:table-cell>
          <table:table-cell table:style-name="ce6" office:value-type="string" calcext:value-type="string">
            <text:p>Juros</text:p>
          </table:table-cell>
          <table:table-cell table:style-name="ce8" office:value-type="string" calcext:value-type="string">
            <text:p>Amortização</text:p>
          </table:table-cell>
          <table:table-cell table:style-name="ce10" office:value-type="string" calcext:value-type="string">
            <text:p>Saldo Fina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.000,00</text:p>
          </table:table-cell>
          <table:table-cell table:formula="of:=([.B2]/100)*8" office:value-type="float" office:value="6400" calcext:value-type="float">
            <text:p>6.400,0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2]+[.C2]-[.D2]" office:value-type="float" office:value="79400" calcext:value-type="float">
            <text:p>79.400,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E2]" office:value-type="float" office:value="79400" calcext:value-type="float">
            <text:p>79.400,00</text:p>
          </table:table-cell>
          <table:table-cell table:formula="of:=([.B3]/100)*8" office:value-type="float" office:value="6352" calcext:value-type="float">
            <text:p>6.352,0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3]+[.C3]-[.D3]" office:value-type="float" office:value="78752" calcext:value-type="float">
            <text:p>78.752,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E3]" office:value-type="float" office:value="78752" calcext:value-type="float">
            <text:p>78.752,00</text:p>
          </table:table-cell>
          <table:table-cell table:formula="of:=([.B4]/100)*8" office:value-type="float" office:value="6300.16" calcext:value-type="float">
            <text:p>6.300,16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4]+[.C4]-[.D4]" office:value-type="float" office:value="78052.16" calcext:value-type="float">
            <text:p>78.052,1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E4]" office:value-type="float" office:value="78052.16" calcext:value-type="float">
            <text:p>78.052,16</text:p>
          </table:table-cell>
          <table:table-cell table:formula="of:=([.B5]/100)*8" office:value-type="float" office:value="6244.1728" calcext:value-type="float">
            <text:p>6.244,17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5]+[.C5]-[.D5]" office:value-type="float" office:value="77296.3328" calcext:value-type="float">
            <text:p>77.296,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E5]" office:value-type="float" office:value="77296.3328" calcext:value-type="float">
            <text:p>77.296,33</text:p>
          </table:table-cell>
          <table:table-cell table:formula="of:=([.B6]/100)*8" office:value-type="float" office:value="6183.706624" calcext:value-type="float">
            <text:p>6.183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6]+[.C6]-[.D6]" office:value-type="float" office:value="76480.039424" calcext:value-type="float">
            <text:p>76.480,0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E6]" office:value-type="float" office:value="76480.039424" calcext:value-type="float">
            <text:p>76.480,04</text:p>
          </table:table-cell>
          <table:table-cell table:formula="of:=([.B7]/100)*8" office:value-type="float" office:value="6118.40315392" calcext:value-type="float">
            <text:p>6.118,4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7]+[.C7]-[.D7]" office:value-type="float" office:value="75598.44257792" calcext:value-type="float">
            <text:p>75.598,4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E7]" office:value-type="float" office:value="75598.44257792" calcext:value-type="float">
            <text:p>75.598,44</text:p>
          </table:table-cell>
          <table:table-cell table:formula="of:=([.B8]/100)*8" office:value-type="float" office:value="6047.8754062336" calcext:value-type="float">
            <text:p>6.047,8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8]+[.C8]-[.D8]" office:value-type="float" office:value="74646.3179841536" calcext:value-type="float">
            <text:p>74.646,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E8]" office:value-type="float" office:value="74646.3179841536" calcext:value-type="float">
            <text:p>74.646,32</text:p>
          </table:table-cell>
          <table:table-cell table:formula="of:=([.B9]/100)*8" office:value-type="float" office:value="5971.70543873229" calcext:value-type="float">
            <text:p>5.971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9]+[.C9]-[.D9]" office:value-type="float" office:value="73618.0234228859" calcext:value-type="float">
            <text:p>73.618,0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E9]" office:value-type="float" office:value="73618.0234228859" calcext:value-type="float">
            <text:p>73.618,02</text:p>
          </table:table-cell>
          <table:table-cell table:formula="of:=([.B10]/100)*8" office:value-type="float" office:value="5889.44187383087" calcext:value-type="float">
            <text:p>5.889,44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0]+[.C10]-[.D10]" office:value-type="float" office:value="72507.4652967168" calcext:value-type="float">
            <text:p>72.507,4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E10]" office:value-type="float" office:value="72507.4652967168" calcext:value-type="float">
            <text:p>72.507,47</text:p>
          </table:table-cell>
          <table:table-cell table:formula="of:=([.B11]/100)*8" office:value-type="float" office:value="5800.59722373734" calcext:value-type="float">
            <text:p>5.800,6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1]+[.C11]-[.D11]" office:value-type="float" office:value="71308.0625204541" calcext:value-type="float">
            <text:p>71.308,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E11]" office:value-type="float" office:value="71308.0625204541" calcext:value-type="float">
            <text:p>71.308,06</text:p>
          </table:table-cell>
          <table:table-cell table:formula="of:=([.B12]/100)*8" office:value-type="float" office:value="5704.64500163633" calcext:value-type="float">
            <text:p>5.704,65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2]+[.C12]-[.D12]" office:value-type="float" office:value="70012.7075220904" calcext:value-type="float">
            <text:p>70.012,7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E12]" office:value-type="float" office:value="70012.7075220904" calcext:value-type="float">
            <text:p>70.012,71</text:p>
          </table:table-cell>
          <table:table-cell table:formula="of:=([.B13]/100)*8" office:value-type="float" office:value="5601.01660176723" calcext:value-type="float">
            <text:p>5.601,02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3]+[.C13]-[.D13]" office:value-type="float" office:value="68613.7241238577" calcext:value-type="float">
            <text:p>68.613,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E13]" office:value-type="float" office:value="68613.7241238577" calcext:value-type="float">
            <text:p>68.613,72</text:p>
          </table:table-cell>
          <table:table-cell table:formula="of:=([.B14]/100)*8" office:value-type="float" office:value="5489.09792990861" calcext:value-type="float">
            <text:p>5.489,1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4]+[.C14]-[.D14]" office:value-type="float" office:value="67102.8220537663" calcext:value-type="float">
            <text:p>67.102,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E14]" office:value-type="float" office:value="67102.8220537663" calcext:value-type="float">
            <text:p>67.102,82</text:p>
          </table:table-cell>
          <table:table-cell table:formula="of:=([.B15]/100)*8" office:value-type="float" office:value="5368.2257643013" calcext:value-type="float">
            <text:p>5.368,23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5]+[.C15]-[.D15]" office:value-type="float" office:value="65471.0478180676" calcext:value-type="float">
            <text:p>65.471,0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E15]" office:value-type="float" office:value="65471.0478180676" calcext:value-type="float">
            <text:p>65.471,05</text:p>
          </table:table-cell>
          <table:table-cell table:formula="of:=([.B16]/100)*8" office:value-type="float" office:value="5237.68382544541" calcext:value-type="float">
            <text:p>5.237,6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6]+[.C16]-[.D16]" office:value-type="float" office:value="63708.731643513" calcext:value-type="float">
            <text:p>63.708,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E16]" office:value-type="float" office:value="63708.731643513" calcext:value-type="float">
            <text:p>63.708,73</text:p>
          </table:table-cell>
          <table:table-cell table:formula="of:=([.B17]/100)*8" office:value-type="float" office:value="5096.69853148104" calcext:value-type="float">
            <text:p>5.096,7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7]+[.C17]-[.D17]" office:value-type="float" office:value="61805.430174994" calcext:value-type="float">
            <text:p>61.805,43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01:38:59.510000000</meta:creation-date>
    <dc:date>2021-03-14T02:03:42.321000000</dc:date>
    <meta:editing-duration>PT3M32S</meta:editing-duration>
    <meta:editing-cycles>1</meta:editing-cycles>
    <meta:document-statistic meta:table-count="1" meta:cell-count="85" meta:object-count="0"/>
    <meta:generator>LibreOffice/7.1.0.3$Windows_X86_64 LibreOffice_project/f6099ecf3d29644b5008cc8f48f42f4a40986e4c</meta:generator>
  </office:meta>
</office:document-meta>
</file>